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058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528cm"/>
    </style:style>
    <style:style style:name="co5" style:family="table-column">
      <style:table-column-properties fo:break-before="auto" style:column-width="3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CPD - 10.172.110.104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ATACADO 1 - 10.172.110.106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ATACADO 2 - 10.172.110.107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ATACADO 3 - 10.172.110.108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ATACADO 4 - 10.172.110.109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PORTARIA - 10.172.110.110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FINANCEIRO - 10.172.110.111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CFTV - 10.172.110.112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NUTRI - 10.172.110.113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RH - 10.172.110.114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RM - 10.172.110.115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CARTAZISTA - 10.172.110.116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MATEUS CARD - 10.172.110.117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GERENTE DE SETOR - 10.172.110.118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LANCHONETE - 10.172.110.119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GERENTE GERAL - 10.172.110.120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SUB GERENTE - 10.172.110.121</text:p>
          </table:table-cell>
          <table:table-cell table:number-columns-repeated="5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GERENTE ADM - 10.172.110.122</text:p>
          </table:table-cell>
          <table:table-cell table:number-columns-repeated="2"/>
          <table:table-cell table:style-name="ce5"/>
          <table:table-cell table:number-columns-repeated="2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3" office:value-type="string" calcext:value-type="string">
            <text:p>SETOR GERENTE DE PREVENÇÃO - 10.172.110.123</text:p>
          </table:table-cell>
          <table:table-cell table:number-columns-repeated="5"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5:38:27.09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3T13:37:29</meta:creation-date>
    <dc:language>pt-BR</dc:language>
    <dc:date>2024-02-05T15:50:08.252000000</dc:date>
    <meta:editing-cycles>7</meta:editing-cycles>
    <meta:editing-duration>PT1H8M47S</meta:editing-duration>
    <meta:generator>LibreOffice/24.2.0.3$Windows_X86_64 LibreOffice_project/da48488a73ddd66ea24cf16bbc4f7b9c08e9bea1</meta:generator>
    <meta:document-statistic meta:table-count="1" meta:cell-count="38" meta:object-count="0"/>
    <meta:user-defined meta:name="AppVersion">15.0000</meta:user-defined>
  </office:meta>
</office:document-meta>
</file>